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monospace" svg:font-family="monospace, Courier"/>
    <style:font-face style:name="sans-serif" svg:font-family="sans-serif"/>
    <style:font-face style:name="DejaVu Sans Mono" svg:font-family="'DejaVu Sans Mono'" style:font-family-generic="modern" style:font-pitch="fixed"/>
    <style:font-face style:name="Lohit Hindi1" svg:font-family="'Lohit Hindi'" style:font-family-generic="modern" style:font-pitch="fixed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WenQuanYi Micro Hei" fo:font-size="12pt" fo:font-weight="bold" officeooo:rsid="00421534" officeooo:paragraph-rsid="00421534" style:font-name-asian="WenQuanYi Micro Hei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WenQuanYi Micro Hei" fo:font-size="12pt" officeooo:paragraph-rsid="002325a7" style:font-name-asian="WenQuanYi Micro Hei" style:font-size-asian="12pt" style:font-size-complex="12pt"/>
    </style:style>
    <style:style style:name="P3" style:family="paragraph" style:parent-style-name="Standard">
      <style:text-properties style:font-name="WenQuanYi Micro Hei" fo:font-size="12pt" officeooo:paragraph-rsid="0030b45a" style:font-name-asian="WenQuanYi Micro Hei" style:font-size-asian="12pt" style:font-size-complex="12pt"/>
    </style:style>
    <style:style style:name="P4" style:family="paragraph" style:parent-style-name="Standard">
      <style:text-properties style:font-name="WenQuanYi Micro Hei" fo:font-size="12pt" officeooo:paragraph-rsid="0034d9ec" style:font-name-asian="WenQuanYi Micro Hei" style:font-size-asian="12pt" style:font-size-complex="12pt"/>
    </style:style>
    <style:style style:name="P5" style:family="paragraph" style:parent-style-name="Standard">
      <style:text-properties style:font-name="WenQuanYi Micro Hei" fo:font-size="12pt" officeooo:paragraph-rsid="003ac2a5" style:font-name-asian="WenQuanYi Micro Hei" style:font-size-asian="12pt" style:font-size-complex="12pt"/>
    </style:style>
    <style:style style:name="P6" style:family="paragraph" style:parent-style-name="Standard">
      <style:text-properties style:font-name="WenQuanYi Micro Hei" fo:font-size="12pt" officeooo:rsid="0029645c" officeooo:paragraph-rsid="002325a7" style:font-name-asian="WenQuanYi Micro Hei" style:font-size-asian="12pt" style:font-size-complex="12pt"/>
    </style:style>
    <style:style style:name="P7" style:family="paragraph" style:parent-style-name="Standard">
      <style:text-properties style:font-name="WenQuanYi Micro Hei" fo:font-size="12pt" officeooo:rsid="002aacb8" officeooo:paragraph-rsid="002325a7" style:font-name-asian="WenQuanYi Micro Hei" style:font-size-asian="12pt" style:font-size-complex="12pt"/>
    </style:style>
    <style:style style:name="P8" style:family="paragraph" style:parent-style-name="Standard">
      <style:text-properties style:font-name="WenQuanYi Micro Hei" fo:font-size="12pt" officeooo:rsid="00421534" officeooo:paragraph-rsid="0034d9ec" style:font-name-asian="WenQuanYi Micro Hei" style:font-size-asian="12pt" style:font-size-complex="12pt"/>
    </style:style>
    <style:style style:name="P9" style:family="paragraph" style:parent-style-name="Standard">
      <style:text-properties style:font-name="WenQuanYi Micro Hei" fo:font-size="12pt" officeooo:paragraph-rsid="00421534" style:font-name-asian="WenQuanYi Micro Hei" style:font-size-asian="12pt" style:font-size-complex="12pt"/>
    </style:style>
    <style:style style:name="P10" style:family="paragraph" style:parent-style-name="Standard">
      <style:text-properties style:font-name="WenQuanYi Micro Hei" fo:font-size="12pt" officeooo:paragraph-rsid="0052e5f8" style:font-name-asian="WenQuanYi Micro Hei" style:font-size-asian="12pt" style:font-size-complex="12pt"/>
    </style:style>
    <style:style style:name="P11" style:family="paragraph" style:parent-style-name="Standard">
      <style:text-properties style:font-name="WenQuanYi Micro Hei" fo:font-size="12pt" officeooo:paragraph-rsid="0054a2ce" style:font-name-asian="WenQuanYi Micro Hei" style:font-size-asian="12pt" style:font-size-complex="12pt"/>
    </style:style>
    <style:style style:name="P12" style:family="paragraph" style:parent-style-name="Standard">
      <style:text-properties style:font-name="WenQuanYi Micro Hei" fo:font-size="12pt" fo:font-weight="bold" officeooo:rsid="002c8b3e" officeooo:paragraph-rsid="002c8b3e" style:font-name-asian="WenQuanYi Micro Hei" style:font-size-asian="12pt" style:font-weight-asian="bold" style:font-size-complex="12pt" style:font-weight-complex="bold"/>
    </style:style>
    <style:style style:name="P13" style:family="paragraph" style:parent-style-name="Standard">
      <style:text-properties style:font-name="WenQuanYi Micro Hei" fo:font-size="12pt" fo:font-weight="bold" officeooo:rsid="0054a2ce" officeooo:paragraph-rsid="0054a2ce" style:font-name-asian="WenQuanYi Micro Hei" style:font-size-asian="12pt" style:font-weight-asian="bold" style:font-size-complex="12pt" style:font-weight-complex="bold"/>
    </style:style>
    <style:style style:name="P14" style:family="paragraph" style:parent-style-name="Standard">
      <style:text-properties style:font-name="WenQuanYi Micro Hei" fo:font-size="12pt" fo:font-weight="bold" officeooo:rsid="0061c991" officeooo:paragraph-rsid="0061c991" style:font-name-asian="WenQuanYi Micro Hei" style:font-size-asian="12pt" style:font-weight-asian="bold" style:font-size-complex="12pt" style:font-weight-complex="bold"/>
    </style:style>
    <style:style style:name="P15" style:family="paragraph" style:parent-style-name="Standard">
      <style:text-properties style:font-name="WenQuanYi Micro Hei" fo:font-size="12pt" fo:font-weight="bold" officeooo:paragraph-rsid="0068445d" style:font-name-asian="WenQuanYi Micro Hei" style:font-size-asian="12pt" style:font-weight-asian="bold" style:font-size-complex="12pt" style:font-weight-complex="bold"/>
    </style:style>
    <style:style style:name="P16" style:family="paragraph" style:parent-style-name="Standard">
      <style:text-properties style:font-name="WenQuanYi Micro Hei" fo:font-size="12pt" fo:font-weight="bold" officeooo:paragraph-rsid="006e0419" style:font-name-asian="WenQuanYi Micro Hei" style:font-size-asian="12pt" style:font-weight-asian="bold" style:font-size-complex="12pt" style:font-weight-complex="bold"/>
    </style:style>
    <style:style style:name="P17" style:family="paragraph" style:parent-style-name="Standard">
      <style:text-properties style:font-name="WenQuanYi Micro Hei" fo:font-size="12pt" fo:font-weight="bold" officeooo:paragraph-rsid="00717bdf" style:font-name-asian="WenQuanYi Micro Hei" style:font-size-asian="12pt" style:font-weight-asian="bold" style:font-size-complex="12pt" style:font-weight-complex="bold"/>
    </style:style>
    <style:style style:name="P18" style:family="paragraph" style:parent-style-name="Standard">
      <style:text-properties style:font-name="WenQuanYi Micro Hei" fo:font-size="12pt" fo:font-weight="bold" officeooo:paragraph-rsid="0077a04c" style:font-name-asian="WenQuanYi Micro Hei" style:font-size-asian="12pt" style:font-weight-asian="bold" style:font-size-complex="12pt" style:font-weight-complex="bold"/>
    </style:style>
    <style:style style:name="P19" style:family="paragraph" style:parent-style-name="Standard">
      <style:text-properties style:font-name="WenQuanYi Micro Hei" fo:font-size="12pt" fo:font-weight="bold" officeooo:paragraph-rsid="007bebe1" style:font-name-asian="WenQuanYi Micro Hei" style:font-size-asian="12pt" style:font-weight-asian="bold" style:font-size-complex="12pt" style:font-weight-complex="bold"/>
    </style:style>
    <style:style style:name="P20" style:family="paragraph" style:parent-style-name="Standard">
      <style:text-properties style:font-name="WenQuanYi Micro Hei" fo:font-size="12pt" fo:font-weight="bold" officeooo:paragraph-rsid="008284ec" style:font-name-asian="WenQuanYi Micro Hei" style:font-size-asian="12pt" style:font-weight-asian="bold" style:font-size-complex="12pt" style:font-weight-complex="bold"/>
    </style:style>
    <style:style style:name="P21" style:family="paragraph" style:parent-style-name="Standard">
      <style:text-properties style:font-name="WenQuanYi Micro Hei" fo:font-size="12pt" fo:font-weight="bold" officeooo:paragraph-rsid="00875129" style:font-name-asian="WenQuanYi Micro Hei" style:font-size-asian="12pt" style:font-weight-asian="bold" style:font-size-complex="12pt" style:font-weight-complex="bold"/>
    </style:style>
    <style:style style:name="P22" style:family="paragraph" style:parent-style-name="Standard">
      <style:text-properties style:font-name="WenQuanYi Micro Hei" fo:font-size="12pt" fo:font-weight="bold" officeooo:paragraph-rsid="008d7b21" style:font-name-asian="WenQuanYi Micro Hei" style:font-size-asian="12pt" style:font-weight-asian="bold" style:font-size-complex="12pt" style:font-weight-complex="bold"/>
    </style:style>
    <style:style style:name="P23" style:family="paragraph" style:parent-style-name="Standard">
      <style:text-properties style:font-name="WenQuanYi Micro Hei" fo:font-size="12pt" officeooo:rsid="0052e5f8" officeooo:paragraph-rsid="0052e5f8" style:font-name-asian="WenQuanYi Micro Hei" style:font-size-asian="12pt" style:font-size-complex="12pt"/>
    </style:style>
    <style:style style:name="P24" style:family="paragraph" style:parent-style-name="Standard">
      <style:text-properties style:font-name="WenQuanYi Micro Hei" fo:font-size="12pt" officeooo:rsid="006008d5" officeooo:paragraph-rsid="0054a2ce" style:font-name-asian="WenQuanYi Micro Hei" style:font-size-asian="12pt" style:font-size-complex="12pt"/>
    </style:style>
    <style:style style:name="P25" style:family="paragraph" style:parent-style-name="Standard">
      <style:text-properties style:font-name="WenQuanYi Micro Hei" fo:font-size="12pt" officeooo:paragraph-rsid="0061c991" style:font-name-asian="WenQuanYi Micro Hei" style:font-size-asian="12pt" style:font-size-complex="12pt"/>
    </style:style>
    <style:style style:name="P26" style:family="paragraph" style:parent-style-name="Standard">
      <style:text-properties style:font-name="WenQuanYi Micro Hei" fo:font-size="12pt" officeooo:paragraph-rsid="0068445d" style:font-name-asian="WenQuanYi Micro Hei" style:font-size-asian="12pt" style:font-size-complex="12pt"/>
    </style:style>
    <style:style style:name="P27" style:family="paragraph" style:parent-style-name="Standard">
      <style:text-properties style:font-name="WenQuanYi Micro Hei" fo:font-size="12pt" officeooo:paragraph-rsid="006e0419" style:font-name-asian="WenQuanYi Micro Hei" style:font-size-asian="12pt" style:font-size-complex="12pt"/>
    </style:style>
    <style:style style:name="P28" style:family="paragraph" style:parent-style-name="Standard">
      <style:text-properties style:font-name="WenQuanYi Micro Hei" fo:font-size="12pt" officeooo:paragraph-rsid="00717bdf" style:font-name-asian="WenQuanYi Micro Hei" style:font-size-asian="12pt" style:font-size-complex="12pt"/>
    </style:style>
    <style:style style:name="P29" style:family="paragraph" style:parent-style-name="Standard">
      <style:text-properties style:font-name="WenQuanYi Micro Hei" fo:font-size="12pt" officeooo:rsid="002aacb8" officeooo:paragraph-rsid="002325a7" style:font-name-asian="WenQuanYi Micro Hei" style:font-size-asian="12pt" style:font-size-complex="12pt"/>
    </style:style>
    <style:style style:name="P30" style:family="paragraph" style:parent-style-name="Standard">
      <style:text-properties style:font-name="WenQuanYi Micro Hei" fo:font-size="12pt" officeooo:paragraph-rsid="007a324b" style:font-name-asian="WenQuanYi Micro Hei" style:font-size-asian="12pt" style:font-size-complex="12pt"/>
    </style:style>
    <style:style style:name="P31" style:family="paragraph" style:parent-style-name="Standard">
      <style:text-properties style:font-name="WenQuanYi Micro Hei" fo:font-size="12pt" officeooo:paragraph-rsid="007bebe1" style:font-name-asian="WenQuanYi Micro Hei" style:font-size-asian="12pt" style:font-size-complex="12pt"/>
    </style:style>
    <style:style style:name="P32" style:family="paragraph" style:parent-style-name="Standard">
      <style:text-properties style:font-name="WenQuanYi Micro Hei" fo:font-size="12pt" officeooo:paragraph-rsid="008284ec" style:font-name-asian="WenQuanYi Micro Hei" style:font-size-asian="12pt" style:font-size-complex="12pt"/>
    </style:style>
    <style:style style:name="P33" style:family="paragraph" style:parent-style-name="Standard">
      <style:text-properties style:font-name="WenQuanYi Micro Hei" fo:font-size="12pt" officeooo:paragraph-rsid="00857265" style:font-name-asian="WenQuanYi Micro Hei" style:font-size-asian="12pt" style:font-size-complex="12pt"/>
    </style:style>
    <style:style style:name="P34" style:family="paragraph" style:parent-style-name="Standard">
      <style:text-properties style:font-name="WenQuanYi Micro Hei" fo:font-size="12pt" officeooo:paragraph-rsid="00893789" style:font-name-asian="WenQuanYi Micro Hei" style:font-size-asian="12pt" style:font-size-complex="12pt"/>
    </style:style>
    <style:style style:name="P35" style:family="paragraph" style:parent-style-name="Standard">
      <style:text-properties style:font-name="WenQuanYi Micro Hei" fo:font-size="12pt" officeooo:paragraph-rsid="008d7b21" style:font-name-asian="WenQuanYi Micro Hei" style:font-size-asian="12pt" style:font-size-complex="12pt"/>
    </style:style>
    <style:style style:name="P36" style:family="paragraph" style:parent-style-name="Standard">
      <style:text-properties style:font-name="WenQuanYi Micro Hei" fo:font-size="14pt" officeooo:rsid="002aacb8" officeooo:paragraph-rsid="002325a7" style:font-name-asian="WenQuanYi Micro Hei" style:font-size-asian="14pt" style:font-size-complex="14pt"/>
    </style:style>
    <style:style style:name="P37" style:family="paragraph" style:parent-style-name="Standard">
      <style:text-properties style:font-name="WenQuanYi Micro Hei" fo:font-size="14pt" officeooo:paragraph-rsid="00717bdf" style:font-name-asian="WenQuanYi Micro Hei" style:font-size-asian="14pt" style:font-size-complex="14pt"/>
    </style:style>
    <style:style style:name="T1" style:family="text">
      <style:text-properties officeooo:rsid="002325a7"/>
    </style:style>
    <style:style style:name="T2" style:family="text">
      <style:text-properties officeooo:rsid="0024a127"/>
    </style:style>
    <style:style style:name="T3" style:family="text">
      <style:text-properties officeooo:rsid="00255b3e"/>
    </style:style>
    <style:style style:name="T4" style:family="text">
      <style:text-properties officeooo:rsid="0025ad0a"/>
    </style:style>
    <style:style style:name="T5" style:family="text">
      <style:text-properties officeooo:rsid="0027433c"/>
    </style:style>
    <style:style style:name="T6" style:family="text">
      <style:text-properties officeooo:rsid="0027f821"/>
    </style:style>
    <style:style style:name="T7" style:family="text">
      <style:text-properties officeooo:rsid="0029645c"/>
    </style:style>
    <style:style style:name="T8" style:family="text">
      <style:text-properties officeooo:rsid="0029b537"/>
    </style:style>
    <style:style style:name="T9" style:family="text">
      <style:text-properties officeooo:rsid="002aacb8"/>
    </style:style>
    <style:style style:name="T10" style:family="text">
      <style:text-properties officeooo:rsid="0030b45a"/>
    </style:style>
    <style:style style:name="T11" style:family="text">
      <style:text-properties officeooo:rsid="00343023"/>
    </style:style>
    <style:style style:name="T12" style:family="text">
      <style:text-properties officeooo:rsid="0034d9ec"/>
    </style:style>
    <style:style style:name="T13" style:family="text">
      <style:text-properties officeooo:rsid="00364e49"/>
    </style:style>
    <style:style style:name="T14" style:family="text">
      <style:text-properties officeooo:rsid="00378dda"/>
    </style:style>
    <style:style style:name="T15" style:family="text">
      <style:text-properties officeooo:rsid="0038d37a"/>
    </style:style>
    <style:style style:name="T16" style:family="text">
      <style:text-properties officeooo:rsid="00394741"/>
    </style:style>
    <style:style style:name="T17" style:family="text">
      <style:text-properties officeooo:rsid="003c16fe"/>
    </style:style>
    <style:style style:name="T18" style:family="text">
      <style:text-properties officeooo:rsid="003db3fa"/>
    </style:style>
    <style:style style:name="T19" style:family="text">
      <style:text-properties officeooo:rsid="003f064d"/>
    </style:style>
    <style:style style:name="T20" style:family="text">
      <style:text-properties officeooo:rsid="00421534"/>
    </style:style>
    <style:style style:name="T21" style:family="text">
      <style:text-properties officeooo:rsid="00468cb7"/>
    </style:style>
    <style:style style:name="T22" style:family="text">
      <style:text-properties officeooo:rsid="0047cb19"/>
    </style:style>
    <style:style style:name="T23" style:family="text">
      <style:text-properties officeooo:rsid="004836b6"/>
    </style:style>
    <style:style style:name="T24" style:family="text">
      <style:text-properties officeooo:rsid="00495513"/>
    </style:style>
    <style:style style:name="T25" style:family="text">
      <style:text-properties officeooo:rsid="00495a0a"/>
    </style:style>
    <style:style style:name="T26" style:family="text">
      <style:text-properties officeooo:rsid="004b5cad"/>
    </style:style>
    <style:style style:name="T27" style:family="text">
      <style:text-properties officeooo:rsid="004c676f"/>
    </style:style>
    <style:style style:name="T28" style:family="text">
      <style:text-properties officeooo:rsid="004d9be7"/>
    </style:style>
    <style:style style:name="T29" style:family="text">
      <style:text-properties officeooo:rsid="004e2220"/>
    </style:style>
    <style:style style:name="T30" style:family="text">
      <style:text-properties officeooo:rsid="004e8ecf"/>
    </style:style>
    <style:style style:name="T31" style:family="text">
      <style:text-properties officeooo:rsid="00503125"/>
    </style:style>
    <style:style style:name="T32" style:family="text">
      <style:text-properties officeooo:rsid="0050678a"/>
    </style:style>
    <style:style style:name="T33" style:family="text">
      <style:text-properties officeooo:rsid="0052e5f8"/>
    </style:style>
    <style:style style:name="T34" style:family="text">
      <style:text-properties officeooo:rsid="0054a2ce"/>
    </style:style>
    <style:style style:name="T35" style:family="text">
      <style:text-properties officeooo:rsid="00583a63"/>
    </style:style>
    <style:style style:name="T36" style:family="text">
      <style:text-properties officeooo:rsid="0058b403"/>
    </style:style>
    <style:style style:name="T37" style:family="text">
      <style:text-properties officeooo:rsid="005bc723"/>
    </style:style>
    <style:style style:name="T38" style:family="text">
      <style:text-properties officeooo:rsid="005eb066"/>
    </style:style>
    <style:style style:name="T39" style:family="text">
      <style:text-properties officeooo:rsid="006008d5"/>
    </style:style>
    <style:style style:name="T40" style:family="text">
      <style:text-properties officeooo:rsid="0061c991"/>
    </style:style>
    <style:style style:name="T41" style:family="text">
      <style:text-properties officeooo:rsid="0063c104"/>
    </style:style>
    <style:style style:name="T42" style:family="text">
      <style:text-properties officeooo:rsid="006492ef"/>
    </style:style>
    <style:style style:name="T43" style:family="text">
      <style:text-properties officeooo:rsid="0067c47d"/>
    </style:style>
    <style:style style:name="T44" style:family="text">
      <style:text-properties officeooo:rsid="0068445d"/>
    </style:style>
    <style:style style:name="T45" style:family="text">
      <style:text-properties officeooo:rsid="006977f6"/>
    </style:style>
    <style:style style:name="T46" style:family="text">
      <style:text-properties officeooo:rsid="006a6701"/>
    </style:style>
    <style:style style:name="T47" style:family="text">
      <style:text-properties officeooo:rsid="006e0419"/>
    </style:style>
    <style:style style:name="T48" style:family="text">
      <style:text-properties officeooo:rsid="006fbd32"/>
    </style:style>
    <style:style style:name="T49" style:family="text">
      <style:text-properties officeooo:rsid="00717bdf"/>
    </style:style>
    <style:style style:name="T50" style:family="text">
      <style:text-properties officeooo:rsid="00722809"/>
    </style:style>
    <style:style style:name="T51" style:family="text">
      <style:text-properties officeooo:rsid="00759941"/>
    </style:style>
    <style:style style:name="T52" style:family="text">
      <style:text-properties officeooo:rsid="0077a04c"/>
    </style:style>
    <style:style style:name="T53" style:family="text">
      <style:text-properties officeooo:rsid="007a324b"/>
    </style:style>
    <style:style style:name="T54" style:family="text">
      <style:text-properties officeooo:rsid="007bebe1"/>
    </style:style>
    <style:style style:name="T55" style:family="text">
      <style:text-properties officeooo:rsid="007d666c"/>
    </style:style>
    <style:style style:name="T56" style:family="text">
      <style:text-properties officeooo:rsid="007f3bea"/>
    </style:style>
    <style:style style:name="T57" style:family="text">
      <style:text-properties officeooo:rsid="0080a22a"/>
    </style:style>
    <style:style style:name="T58" style:family="text">
      <style:text-properties officeooo:rsid="008284ec"/>
    </style:style>
    <style:style style:name="T59" style:family="text">
      <style:text-properties officeooo:rsid="0082b705"/>
    </style:style>
    <style:style style:name="T60" style:family="text">
      <style:text-properties officeooo:rsid="00857265"/>
    </style:style>
    <style:style style:name="T61" style:family="text">
      <style:text-properties officeooo:rsid="00875129"/>
    </style:style>
    <style:style style:name="T62" style:family="text">
      <style:text-properties officeooo:rsid="00893789"/>
    </style:style>
    <style:style style:name="T63" style:family="text">
      <style:text-properties officeooo:rsid="008a90d1"/>
    </style:style>
    <style:style style:name="T64" style:family="text">
      <style:text-properties officeooo:rsid="008c453b"/>
    </style:style>
    <style:style style:name="T65" style:family="text">
      <style:text-properties officeooo:rsid="008d7b2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最新的C++标准为C++14</text:span><text:span text:style-name="T3">，即</text:span><text:span text:style-name="T1">ISO/IEC 14882:2014</text:span><text:span text:style-name="T3">，从一开始的C++98到后来的C++03、C++11，以及若干年后的C</text:span><text:span text:style-name="T4">++17，对广大C</text:span><text:span text:style-name="T5">++爱好者来说，</text:span><text:span text:style-name="T4">每一次的版本提升</text:span></text:p>
      <text:p text:style-name="P2"><text:span text:style-name="T1">无疑是一种福音</text:span><text:span text:style-name="T7">，那就</text:span><text:span text:style-name="T6">一起拥抱最新的C++技术</text:span><text:span text:style-name="T7">，共创属于C++的辉煌时代。</text:span></text:p>
      <text:p text:style-name="P6"/>
      <text:p text:style-name="P2"><text:span text:style-name="T7">C++</text:span><text:span text:style-name="T8">14主要是对C++11的一个扩展，熟悉C++11的小伙伴们想必不会对C++14的新特性感到陌生</text:span><text:span text:style-name="T9">，还是先总结一下吧， 方便以后使用。</text:span></text:p>
      <text:p text:style-name="P7"/>
      <text:p text:style-name="P36">新的语言特性——</text:p>
      <text:p text:style-name="P7"/>
      <text:p text:style-name="P12">1、lambda</text:p>
      <text:p text:style-name="P3"><text:span text:style-name="T10">原型如下</text:span><text:span text:style-name="T11">：</text:span></text:p>
      <text:p text:style-name="P3"><text:span text:style-name="T10">[</text:span><text:span text:style-name="T11">capture</text:span><text:span text:style-name="T10">] (</text:span><text:span text:style-name="T11">params</text:span><text:span text:style-name="T10">) </text:span><text:span text:style-name="T11">mutable exception attribute - &gt; ret </text:span><text:span text:style-name="T10">{</text:span><text:span text:style-name="T11">body</text:span><text:span text:style-name="T10">}</text:span></text:p>
      <text:p text:style-name="P5"><text:span text:style-name="T16">(1) capture</text:span><text:span text:style-name="T12">在C++11中捕获的是已在外层作用域声明的变量</text:span><text:span text:style-name="T17">，而在C++</text:span><text:span text:style-name="T18">14中可以任意声明lambda的成员，且可以用任意的表达式初始化</text:span><text:span text:style-name="T19">。</text:span></text:p>
      <text:p text:style-name="P4"><text:span text:style-name="T12">(</text:span><text:span text:style-name="T16">2</text:span><text:span text:style-name="T12">) params在C++11中需要被声明为具体的类型</text:span><text:span text:style-name="T13">，而在C</text:span><text:span text:style-name="T14">++14中可以使用类型说明符auto</text:span><text:span text:style-name="T15">。</text:span></text:p>
      <text:p text:style-name="P8"/>
      <text:p text:style-name="P1">2、类型<text:span text:style-name="T27">推导</text:span></text:p>
      <text:p text:style-name="P9"><text:span text:style-name="T28">(1) </text:span><text:span text:style-name="T20">在C</text:span><text:span text:style-name="T21">++11中，lambda函数可以根据return语句的表达式类型推导返回类型</text:span><text:span text:style-name="T22">，有后置返回类型说明符</text:span><text:span text:style-name="T23">；而在C++</text:span><text:span text:style-name="T24">14中，</text:span><text:span text:style-name="T25">一般的函数也有这个特性，函数声明必须将auto作为返回类型</text:span><text:span text:style-name="T26">，但没有后置返回类型说明符。</text:span></text:p>
      <text:p text:style-name="P10"><text:span text:style-name="T29">(2) auto和</text:span><text:span text:style-name="T30">decltype()是C++</text:span><text:span text:style-name="T31">11</text:span><text:span text:style-name="T30">引入的两种推导类型的方式，</text:span><text:span text:style-name="T32">decltype()需显式地指定其参数；而C++</text:span><text:span text:style-name="T33">14增加了</text:span><text:span text:style-name="T30">decltype(auto)的语法，也</text:span><text:span text:style-name="T33">就不必显示地指定其参数了。</text:span></text:p>
      <text:p text:style-name="P23"/>
      <text:p text:style-name="P13">3、constexpr</text:p>
      <text:p text:style-name="P11"><text:span text:style-name="T34">C</text:span><text:span text:style-name="T35">++11引入了constexpr关键字，可以修饰函数</text:span><text:span text:style-name="T37">、变量，</text:span><text:span text:style-name="T35">有点像const</text:span><text:span text:style-name="T36">，但用法不同</text:span><text:span text:style-name="T38">；C++14对constexpr进行了扩展，取消了一些被限制的用法</text:span><text:span text:style-name="T39">。</text:span></text:p>
      <text:p text:style-name="P24"/>
      <text:p text:style-name="P14">4、变量模板</text:p>
      <text:p text:style-name="P25"><text:span text:style-name="T40">传统的C++模板可以是函数模板或类模板</text:span><text:span text:style-name="T41">，C++</text:span><text:span text:style-name="T42">11引入了模板别名，需用到using关键字而不是typedef，C++</text:span><text:span text:style-name="T43">14则带来了变量模板。</text:span></text:p>
      <text:p text:style-name="P25"><text:span text:style-name="T43"/></text:p>
      <text:p text:style-name="P15"><text:span text:style-name="T44">5、初始化</text:span></text:p>
      <text:p text:style-name="P26"><text:span text:style-name="T44">C++</text:span><text:span text:style-name="T45">11引入了大括号初始化成员变量的方法，C++</text:span><text:span text:style-name="T46">14则对这一初始化方法进行了扩展，当花括号初始化列表没有提供某成员变量的值时会被自动初始化。</text:span></text:p>
      <text:p text:style-name="P26"><text:span text:style-name="T46"/></text:p>
      <text:p text:style-name="P16"><text:span text:style-name="T47">6、二进制字面量</text:span></text:p>
      <text:p text:style-name="P27"><text:span text:style-name="T47">C</text:span><text:span text:style-name="T48">++14的数字可以用二进制形式指定，其前缀为0b或0B。</text:span></text:p>
      <text:p text:style-name="P27"><text:span text:style-name="T48"/></text:p>
      <text:p text:style-name="P17"><text:soft-page-break/><text:span text:style-name="T49">7、数字分位符</text:span></text:p>
      <text:p text:style-name="P28"><text:span text:style-name="T49">C++</text:span><text:span text:style-name="T50">14引入了单引号来作为数字分位符，增强了数字可读性</text:span><text:span text:style-name="T51">。</text:span></text:p>
      <text:p text:style-name="P28"><text:span text:style-name="T51"/></text:p>
      <text:p text:style-name="P37"><text:span text:style-name="T51">新的标准库特性——</text:span></text:p>
      <text:p text:style-name="P28"><text:span text:style-name="T51"/></text:p>
      <text:p text:style-name="P18"><text:span text:style-name="T52">1、共享的互斥体</text:span></text:p>
      <text:p text:style-name="P30"><text:span text:style-name="T53">std::shared_timed_mutex</text:span></text:p>
      <text:p text:style-name="P30"><text:span text:style-name="T53"/></text:p>
      <text:p text:style-name="P19"><text:span text:style-name="T54">2、关联容器的异构查找</text:span></text:p>
      <text:p text:style-name="P31"><text:span text:style-name="T54">C++标准库定义了四个关联容器类，map、set、multimap、multiset，查找时只能接收指定类型的参数</text:span><text:span text:style-name="T55">，C</text:span><text:span text:style-name="T56">++14允许通过其它类型进行查找，只需要这个类型和实际的键类型之间可以进行比较操作</text:span><text:span text:style-name="T57">。</text:span></text:p>
      <text:p text:style-name="P31"><text:span text:style-name="T57"/></text:p>
      <text:p text:style-name="P20"><text:span text:style-name="T58">3、标准自定义字面量</text:span></text:p>
      <text:p text:style-name="P32"><text:span text:style-name="T58">C</text:span><text:span text:style-name="T59">++11增加了自定义字面量的特性，使用户能够定义新的字面量后缀</text:span><text:span text:style-name="T60">，但标准库并没有对这一特性加以利用，C++14标准库定义了以下字面量后缀：</text:span></text:p>
      <text:p text:style-name="P33"><text:span text:style-name="T60">“s”，用于创建各种std::basic_string类型。</text:span></text:p>
      <text:p text:style-name="P33"><text:span text:style-name="T60">“h”、“min”、“s”、“ms”、“us”、“ns”，用于创建相应的std::chrono::duration时间间隔。</text:span></text:p>
      <text:p text:style-name="P33"><text:span text:style-name="T60"/></text:p>
      <text:p text:style-name="P21"><text:span text:style-name="T61">4、通过类型寻址多元组</text:span></text:p>
      <text:p text:style-name="P34"><text:span text:style-name="T62">C</text:span><text:span text:style-name="T63">++11引入的std::tuple类型允许不同类型的值的聚合体用编译器整型常数索引，C++14还允许使用类型代替常数索引，从多元组中获取对象</text:span><text:span text:style-name="T64">，若多元组含有多于一个这个类型的对象，将会产生一个编译错误。</text:span></text:p>
      <text:p text:style-name="P34"><text:span text:style-name="T64"/></text:p>
      <text:p text:style-name="P22"><text:span text:style-name="T65">5、其它</text:span></text:p>
      <text:p text:style-name="P35"><text:span text:style-name="T65">std::make_unique可以像std::make_shared一样使用，用于产生std::unique_ptr对象。</text:span></text:p>
      <text:p text:style-name="P35"><text:span text:style-name="T65">std::integral_constant增加了一个返回常量值的operator()重载。</text:span></text:p>
      <text:p text:style-name="P35"><text:span text:style-name="T65">全局std::begin/std::end函数之外，增加了std::cbegin/std::cend函数，它们总是返回常量迭代器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2" svg:font-family="'Lohit Hindi'"/>
    <style:font-face style:name="monospace" svg:font-family="monospace, Courier"/>
    <style:font-face style:name="sans-serif" svg:font-family="sans-serif"/>
    <style:font-face style:name="DejaVu Sans Mono" svg:font-family="'DejaVu Sans Mono'" style:font-family-generic="modern" style:font-pitch="fixed"/>
    <style:font-face style:name="Lohit Hindi1" svg:font-family="'Lohit Hindi'" style:font-family-generic="modern" style:font-pitch="fixed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DejaVu Sans Mono" style:font-name-asian="DejaVu Sans Mono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junjie </meta:initial-creator>
    <meta:creation-date>2014-11-06T13:43:29</meta:creation-date>
    <meta:generator>LibreOffice/4.0.2.2$Linux_X86_64 LibreOffice_project/400m0$Build-2</meta:generator>
    <dc:date>2014-11-10T14:48:54</dc:date>
    <dc:creator>hanjunjie </dc:creator>
    <meta:editing-duration>PT8H2M</meta:editing-duration>
    <meta:editing-cycles>103</meta:editing-cycles>
    <meta:document-statistic meta:table-count="0" meta:image-count="0" meta:object-count="0" meta:page-count="2" meta:paragraph-count="37" meta:word-count="999" meta:character-count="1543" meta:non-whitespace-character-count="1529"/>
  </office:meta>
</office:document-meta>
</file>